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1F43FE0839C7F7491B6.png" manifest:media-type="image/png"/>
  <manifest:file-entry manifest:full-path="Pictures/10000201000001AD0000008144CAB1414808228C.png" manifest:media-type="image/png"/>
  <manifest:file-entry manifest:full-path="Pictures/1000020100000AB200000516F3CFF3595705B4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1ee49" officeooo:paragraph-rsid="0011ee49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0f6db6" officeooo:paragraph-rsid="000f6db6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0f6db6" officeooo:paragraph-rsid="000f6db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12e6c1" officeooo:paragraph-rsid="0012e6c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41bad" officeooo:paragraph-rsid="00141bad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rsid="001713bb" officeooo:paragraph-rsid="001713bb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7f2ca" officeooo:paragraph-rsid="0017f2c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17f2ca" officeooo:paragraph-rsid="001b4b65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1ee49" officeooo:paragraph-rsid="0011ee49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officeooo:rsid="000f6db6" officeooo:paragraph-rsid="000f6db6" style:font-size-asian="12pt" style:font-size-complex="12pt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officeooo:rsid="0012a353" officeooo:paragraph-rsid="0012a353" style:font-size-asian="12pt" style:font-size-complex="12pt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officeooo:rsid="0012e6c1" officeooo:paragraph-rsid="0011ee49" style:font-size-asian="12pt" style:font-size-complex="12pt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officeooo:rsid="0012e6c1" officeooo:paragraph-rsid="00161474" style:font-size-asian="12pt" style:font-size-complex="12pt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officeooo:rsid="001b3535" officeooo:paragraph-rsid="001b3535" style:font-size-asian="12pt" style:font-size-complex="12pt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style:font-name="Times New Roman" fo:font-size="12pt" fo:font-weight="bold" officeooo:rsid="0012a353" officeooo:paragraph-rsid="0012a353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fo:color="#ce181e" style:font-name="Times New Roman" fo:font-size="12pt" fo:font-weight="bold" officeooo:rsid="001b4b65" officeooo:paragraph-rsid="001b4b65" style:font-size-asian="12pt" style:font-weight-asian="bold" style:font-size-complex="12pt" style:font-weight-complex="bold"/>
    </style:style>
    <style:style style:name="P17" style:family="paragraph" style:parent-style-name="Standard" style:master-page-name="">
      <loext:graphic-properties draw:fill="none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" fo:font-size="12pt" fo:font-weight="bold" officeooo:rsid="000f6db6" officeooo:paragraph-rsid="0011ee49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 style:shadow="none">
        <style:tab-stops/>
      </style:paragraph-properties>
      <style:text-properties fo:color="#ce181e" style:font-name="Times New Roman" fo:font-size="12pt" officeooo:rsid="001b3535" officeooo:paragraph-rsid="001b3535" style:font-size-asian="12pt" style:font-size-complex="12pt"/>
    </style:style>
    <style:style style:name="T1" style:family="text">
      <style:text-properties officeooo:rsid="0012a353"/>
    </style:style>
    <style:style style:name="T2" style:family="text">
      <style:text-properties officeooo:rsid="0012a609"/>
    </style:style>
    <style:style style:name="T3" style:family="text">
      <style:text-properties officeooo:rsid="0012bbeb"/>
    </style:style>
    <style:style style:name="T4" style:family="text">
      <style:text-properties officeooo:rsid="0014c45a"/>
    </style:style>
    <style:style style:name="T5" style:family="text">
      <style:text-properties officeooo:rsid="00161474"/>
    </style:style>
    <style:style style:name="T6" style:family="text">
      <style:text-properties fo:color="#ce181e"/>
    </style:style>
    <style:style style:name="T7" style:family="text">
      <style:text-properties fo:color="#ce181e" officeooo:rsid="00161474"/>
    </style:style>
    <style:style style:name="T8" style:family="text">
      <style:text-properties fo:color="#ce181e" officeooo:rsid="0017f2ca"/>
    </style:style>
    <style:style style:name="T9" style:family="text">
      <style:text-properties fo:color="#ce181e" officeooo:rsid="0019c84f"/>
    </style:style>
    <style:style style:name="T10" style:family="text">
      <style:text-properties fo:color="#ce181e" officeooo:rsid="0014c45a"/>
    </style:style>
    <style:style style:name="T11" style:family="text">
      <style:text-properties fo:color="#ce181e" officeooo:rsid="001b3535"/>
    </style:style>
    <style:style style:name="T12" style:family="text">
      <style:text-properties fo:color="#ce181e" fo:background-color="#fff200" loext:char-shading-value="0"/>
    </style:style>
    <style:style style:name="T13" style:family="text">
      <style:text-properties fo:color="#ce181e" officeooo:rsid="001713bb" fo:background-color="#fff200" loext:char-shading-value="0"/>
    </style:style>
    <style:style style:name="T14" style:family="text">
      <style:text-properties officeooo:rsid="001b4b65"/>
    </style:style>
    <style:style style:name="T15" style:family="text">
      <style:text-properties officeooo:rsid="001b4b65"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INVESTIGADORES POR NATURALEZA</text:p>
      <text:p text:style-name="P1"/>
      <text:p text:style-name="P1">PROYECTO AST<text:span text:style-name="T3">R</text:span>OPÁRAMO</text:p>
      <text:p text:style-name="P1"/>
      <text:p text:style-name="P9">Lista de contenido de los Kits rotativos experimentales</text:p>
      <text:p text:style-name="P2"/>
      <text:p text:style-name="P4">Adicional, cosas de papelería que se debe<text:span text:style-name="T5">rían </text:span>entregar:</text:p>
      <text:p text:style-name="P4">1 Libreta de apuntes para el semillero <text:span text:style-name="T13">(Libreta gomela bond $3000 (Argollada $3400)) (Carpeta negra $2100 básica, tamaño carta)</text:span></text:p>
      <text:p text:style-name="P4">1 lapicero <text:span text:style-name="T13">(Cartón, UIS $1000 – Bolígrafo Legox 1000)</text:span></text:p>
      <text:p text:style-name="P5">1 brújula <text:span text:style-name="T5">(Opcional) </text:span><text:span text:style-name="T7">$10000 max intenet</text:span></text:p>
      <text:p text:style-name="P5">1 Carta celeste de bajo costo plastificada<text:span text:style-name="T6"> </text:span><text:span text:style-name="T9">(~$4000)</text:span></text:p>
      <text:p text:style-name="P6">Bolsa: <text:span text:style-name="T12">(1 Mochila borges UIS $9900) (Bolsa petit $1700)</text:span></text:p>
      <text:p text:style-name="P13"/>
      <text:p text:style-name="P13">Astronomía de Posición <text:span text:style-name="T8">entregar las guías</text:span>: Construir y usar u<text:span text:style-name="T4">na regla para medir ángulos y un cuadrante (Materiales) </text:span><text:span text:style-name="T10">(Regla metálica: 5000 + pedazo de cuerda 100cm)</text:span><text:span text:style-name="T11">(Pieza de cartón duro 12x20cm ($800) 1 impresión del fondo de papel)</text:span></text:p>
      <text:p text:style-name="P14"><text:span text:style-name="T10">1</text:span><text:span text:style-name="T6">pliego cartón grueso=4000 alcanza para 5</text:span></text:p>
      <text:p text:style-name="P18"/>
      <text:p text:style-name="P16">Valor estimado del KIT 0</text:p>
      <text:p text:style-name="P8">Con la bolsa: 16800<text:span text:style-name="T14">+6000 = 22800 para 45 niños = </text:span><text:span text:style-name="T15">$1026000</text:span></text:p>
      <text:p text:style-name="P7">Con la tula: 25000<text:span text:style-name="T14">+6000= 31000 para 45 niños = </text:span><text:span text:style-name="T15">$1395000</text:span></text:p>
      <text:p text:style-name="P7"/>
      <text:p text:style-name="P17">KIT 1</text:p>
      <text:p text:style-name="P12"/>
      <text:p text:style-name="P10">M<text:span text:style-name="T1">odelo</text:span> de traslación <text:span text:style-name="T1">de la tierra y las estaciones. Con bombillo.</text:span></text:p>
      <text:p text:style-name="P11">Movim<text:span text:style-name="T2">i</text:span>ento tierra, luna, sol: Fases de la luna, eclipses.</text:p>
      <text:p text:style-name="P11">Construcción de un simulador del movimiento del sol a lo largo del año.</text:p>
      <text:p text:style-name="P11"/>
      <text:p text:style-name="P15">KIT 2</text:p>
      <text:p text:style-name="P11"/>
      <text:p text:style-name="P11">Albedo.</text:p>
      <text:p text:style-name="P11">Calentamiento de las capas de la atmósfera.</text:p>
      <text:p text:style-name="P11">Radiación infrarroja.</text:p>
      <text:p text:style-name="P11">Construcción de un arcoiris con agua.</text:p>
      <text:p text:style-name="P11"/>
      <text:p text:style-name="P15">KIT 3</text:p>
      <text:p text:style-name="P11"/>
      <text:p text:style-name="P11">Efecto invernadero.</text:p>
      <text:p text:style-name="P11">Acidificación de los Océanos</text:p>
      <text:p text:style-name="P11">Aumento del CO2</text:p>
      <text:p text:style-name="P11"/>
      <text:p text:style-name="P15">KIT 4</text:p>
      <text:p text:style-name="P11"/>
      <text:p text:style-name="P11">Océanos como amortiguadores.</text:p>
      <text:p text:style-name="P11">Ascenso del nivel del mar.</text:p>
      <text:p text:style-name="P11">Radiación solar</text:p>
      <text:p text:style-name="P11"><text:soft-page-break/>Astrobiología: Cambio del punto de ebullición del agua con el cambio de presión.</text:p>
      <text:p text:style-name="P11"/>
      <text:p text:style-name="P10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-0.034cm" svg:y="-0.115cm" svg:width="5.779cm" svg:height="1.737cm" draw:z-index="1"><draw:image xlink:href="Pictures/10000201000001AD0000008144CAB1414808228C.png" xlink:type="simple" xlink:show="embed" xlink:actuate="onLoad" loext:mime-type="image/png"/></draw:frame><draw:frame draw:style-name="Mfr1" draw:name="Imagen2" text:anchor-type="paragraph" svg:x="7.922cm" svg:y="-0.095cm" svg:width="4.292cm" svg:height="1.847cm" draw:z-index="3"><draw:image xlink:href="Pictures/1000020100000AB200000516F3CFF3595705B44C.png" xlink:type="simple" xlink:show="embed" xlink:actuate="onLoad" loext:mime-type="image/png"/></draw:frame><draw:frame draw:style-name="Mfr1" draw:name="Imagen3" text:anchor-type="paragraph" svg:x="14.471cm" svg:y="-0.208cm" svg:width="2.536cm" svg:height="2.341cm" draw:z-index="5"><draw:image xlink:href="Pictures/10000201000001F4000001F43FE0839C7F7491B6.png" xlink:type="simple" xlink:show="embed" xlink:actuate="onLoad" loext:mime-type="image/png"/></draw:fram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22:38:47.001603360</meta:creation-date>
    <dc:date>2020-06-02T15:31:18.537038616</dc:date>
    <meta:editing-duration>PT29M32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2" meta:paragraph-count="32" meta:word-count="230" meta:character-count="1434" meta:non-whitespace-character-count="1235"/>
  </office:meta>
</office:document-meta>
</file>